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3" style:family="table-cell" style:parent-style-name="Default">
      <style:table-cell-properties style:cell-protect="hidden-and-protected" style:print-content="true" style:text-align-source="fix" style:repeat-content="false" fo:wrap-option="no-wrap" style:direction="ltr" style:rotation-align="bottom" style:vertical-align="top"/>
      <style:paragraph-properties fo:text-align="start" fo:margin-left="0in"/>
      <style:text-properties style:font-name="Nimbus Mono PS"/>
    </style:style>
    <style:style style:name="ce4" style:family="table-cell" style:parent-style-name="Default">
      <style:table-cell-properties style:cell-protect="hidden-and-protected" style:print-content="true" style:text-align-source="fix" style:repeat-content="false" fo:wrap-option="no-wrap" style:direction="ltr" style:rotation-align="bottom" style:shrink-to-fit="true" style:vertical-align="top"/>
      <style:paragraph-properties fo:text-align="start" fo:margin-left="0in"/>
      <style:text-properties style:font-name="Nimbus Mono PS" fo:hyphenate="true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ngcod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table:style-name="ce4"/>
          <table:table-cell/>
          <table:table-cell table:style-name="ce10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o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f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j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w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g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m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v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j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z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g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h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r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t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m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n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q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w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e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m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r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s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y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g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l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u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w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z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g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w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d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h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l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n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s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z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d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g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n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z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g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t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a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zm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w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q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z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d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h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n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t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v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n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t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x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s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k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m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l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o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q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r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p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h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p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r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w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z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b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k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n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o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y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p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m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h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a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u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g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r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y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f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j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m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r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w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z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n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ye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d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t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x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a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g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y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z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k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e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s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i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o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g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i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r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u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e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m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s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t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i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t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v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c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e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k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t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table:style-name="ce10"/>
          <table:table-cell table:style-name="ce13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l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t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s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j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k</text:p>
          </table:table-cell>
          <table:table-cell table:number-columns-repeated="2"/>
          <table:table-cell table:style-name="ce11"/>
          <table:table-cell table:style-name="ce2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ua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a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g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w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b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l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m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q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s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z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r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u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w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m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d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l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p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t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n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t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m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n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y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c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f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q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x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m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v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x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c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t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c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g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i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s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u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k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j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u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i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f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r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u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z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g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n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w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b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k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o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u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f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s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r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o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r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o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c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f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y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i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e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y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y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e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Selvvalgt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2" loext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6:42:15.017182808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1:59:03.212875799</meta:creation-date>
    <dc:date>2022-01-03T17:26:51.521646213</dc:date>
    <meta:editing-duration>PT56M39S</meta:editing-duration>
    <meta:editing-cycles>13</meta:editing-cycles>
    <meta:generator>LibreOffice/6.4.7.2$Linux_X86_64 LibreOffice_project/40$Build-2</meta:generator>
    <meta:document-statistic meta:table-count="2" meta:cell-count="486" meta:object-count="0"/>
  </office:meta>
</office:document-meta>
</file>